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ManagedTaskExecutor.setJndiName( String jndi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anagedTaskExecutor.setResourceRef( boolean resource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anagedTaskExecutor.setJndiTemplate( JndiTemplate jndiTempl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anagedTaskExecutor.setJndiEnvironment( Properties jndiEnviron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anagedTaskExecutor.afterProperties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